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10 Pitch" svg:font-family="'Courier 10 Pitch'" style:font-pitch="fixed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style:font-name="Nimbus Roman No9 L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10 Pitch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Courier 10 Pitch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Courier 10 Pitch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Courier 10 Pitch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ourier 10 Pitch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Courier 10 Pitch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ourier 10 Pitch"/>
    </style:style>
    <style:style style:name="P12" style:family="paragraph" style:parent-style-name="Standard">
      <style:paragraph-properties fo:text-align="justify" style:justify-single-word="false"/>
      <style:text-properties style:font-name="Nimbus Roman No9 L"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imbus Roman No9 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 style:list-style-name="L3">
      <style:paragraph-properties fo:text-align="justify" style:justify-single-word="false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1">
      <style:paragraph-properties fo:text-align="justify" style:justify-single-word="false"/>
    </style:style>
    <style:style style:name="P20" style:family="paragraph" style:parent-style-name="Standard">
      <style:paragraph-properties fo:margin-left="0.7709in" fo:margin-right="0in" fo:text-align="justify" style:justify-single-word="false" fo:text-indent="0in" style:auto-text-indent="false"/>
      <style:text-properties style:font-name="Nimbus Roman No9 L"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margin-left="0.7602in" fo:margin-right="0in" fo:text-align="justify" style:justify-single-word="false" fo:text-indent="0in" style:auto-text-indent="false"/>
      <style:text-properties style:font-name="Nimbus Roman No9 L"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margin-left="0.7602in" fo:margin-right="0in" fo:text-align="justify" style:justify-single-word="false" fo:text-indent="0in" style:auto-text-indent="false"/>
      <style:text-properties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27" style:family="paragraph" style:parent-style-name="Standard" style:list-style-name="L3">
      <style:paragraph-properties fo:margin-left="0in" fo:margin-right="0in" fo:text-align="justify" style:justify-single-word="false" fo:text-indent="0in" style:auto-text-indent="false"/>
    </style:style>
    <style:style style:name="P28" style:family="paragraph" style:parent-style-name="Standard">
      <style:paragraph-properties fo:margin-left="0.75in" fo:margin-right="0in" fo:text-indent="0in" style:auto-text-indent="false"/>
    </style:style>
    <style:style style:name="P29" style:family="paragraph" style:parent-style-name="Standard">
      <style:paragraph-properties fo:margin-left="0.75in" fo:margin-right="0in" fo:text-align="justify" style:justify-single-word="false" fo:text-indent="0in" style:auto-text-indent="false"/>
    </style:style>
    <style:style style:name="P30" style:family="paragraph" style:parent-style-name="Standard" style:list-style-name="L2">
      <style:paragraph-properties fo:margin-left="-0.1772in" fo:margin-right="0in" fo:text-align="justify" style:justify-single-word="false" fo:text-indent="0in" style:auto-text-indent="false">
        <style:tab-stops>
          <style:tab-stop style:position="0in"/>
        </style:tab-stops>
      </style:paragraph-properties>
    </style:style>
    <style:style style:name="P31" style:family="paragraph" style:parent-style-name="Standard" style:list-style-name="L2">
      <style:paragraph-properties fo:margin-left="-0.302in" fo:margin-right="0in" fo:text-align="justify" style:justify-single-word="false" fo:text-indent="0in" style:auto-text-indent="false"/>
    </style:style>
    <style:style style:name="P32" style:family="paragraph" style:parent-style-name="Standard" style:list-style-name="L2">
      <style:paragraph-properties fo:margin-left="-0.3228in" fo:margin-right="0in" fo:text-align="justify" style:justify-single-word="false" fo:text-indent="0in" style:auto-text-indent="false"/>
      <style:text-properties style:font-name="Nimbus Roman No9 L"/>
    </style:style>
    <style:style style:name="P33" style:family="paragraph" style:parent-style-name="Standard" style:list-style-name="L2">
      <style:paragraph-properties fo:margin-left="-0.3228in" fo:margin-right="0in" fo:text-align="justify" style:justify-single-word="false" fo:text-indent="0in" style:auto-text-indent="false"/>
      <style:text-properties style:font-name="Nimbus Roman No9 L" fo:font-weight="normal" style:font-weight-asian="normal" style:font-weight-complex="normal"/>
    </style:style>
    <style:style style:name="P34" style:family="paragraph" style:parent-style-name="Standard" style:list-style-name="L2">
      <style:paragraph-properties fo:margin-left="-0.2917in" fo:margin-right="0in" fo:text-align="justify" style:justify-single-word="false" fo:text-indent="0in" style:auto-text-indent="false"/>
      <style:text-properties style:font-name="Nimbus Roman No9 L"/>
    </style:style>
    <style:style style:name="P35" style:family="paragraph" style:parent-style-name="Standard">
      <style:paragraph-properties fo:margin-left="-0.3335in" fo:margin-right="0in" fo:text-align="justify" style:justify-single-word="false" fo:text-indent="0in" style:auto-text-indent="false"/>
      <style:text-properties style:font-name="Nimbus Roman No9 L"/>
    </style:style>
    <style:style style:name="P36" style:family="paragraph" style:parent-style-name="Standard">
      <style:paragraph-properties fo:margin-left="0.5209in" fo:margin-right="0in" fo:text-align="justify" style:justify-single-word="false" fo:text-indent="0in" style:auto-text-indent="false"/>
      <style:text-properties style:font-name="Nimbus Roman No9 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margin-left="0.5209in" fo:margin-right="0in" fo:text-align="justify" style:justify-single-word="false" fo:text-indent="0in" style:auto-text-indent="false"/>
      <style:text-properties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38" style:family="paragraph" style:parent-style-name="Standard">
      <style:paragraph-properties fo:margin-left="0.7398in" fo:margin-right="0in" fo:text-align="justify" style:justify-single-word="false" fo:text-indent="0in" style:auto-text-indent="false"/>
      <style:text-properties style:font-name="Monospace" fo:font-size="10pt" style:font-name-asian="Monospace" style:font-size-asian="10pt" style:font-name-complex="Monospace" style:font-size-complex="10pt"/>
    </style:style>
    <style:style style:name="P39" style:family="paragraph" style:parent-style-name="Standard">
      <style:paragraph-properties fo:margin-left="0.7398in" fo:margin-right="0in" fo:text-align="start" style:justify-single-word="false" fo:text-indent="0in" style:auto-text-indent="false"/>
      <style:text-properties style:font-name="Nimbus Roman No9 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margin-left="0.7291in" fo:margin-right="0in" fo:text-align="justify" style:justify-single-word="false" fo:text-indent="0in" style:auto-text-indent="false"/>
      <style:text-properties style:font-name="Monospace" fo:font-size="10pt" style:font-name-asian="Monospace" style:font-size-asian="10pt" style:font-name-complex="Monospace" style:font-size-complex="10pt"/>
    </style:style>
    <style:style style:name="P41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  <style:text-properties fo:font-style="normal" style:font-style-asian="normal" style:font-style-complex="normal"/>
    </style:style>
    <style:style style:name="P42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  <style:text-properties fo:font-style="normal" style:font-style-asian="normal" style:font-style-complex="normal"/>
    </style:style>
    <style:style style:name="P43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  <style:text-properties style:font-name="Nimbus Roman No9 L" fo:font-style="normal" style:font-style-asian="normal" style:font-style-complex="normal"/>
    </style:style>
    <style:style style:name="P44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  <style:text-properties style:font-name="Nimbus Roman No9 L" fo:font-style="normal" style:font-style-asian="normal" style:font-style-complex="normal"/>
    </style:style>
    <style:style style:name="P45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46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47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48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49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0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1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2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3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4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5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6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7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8" style:family="paragraph" style:parent-style-name="Standard" style:list-style-name="L4">
      <style:paragraph-properties fo:margin-left="0.25in" fo:margin-right="0in" fo:text-align="justify" style:justify-single-word="false" fo:text-indent="0in" style:auto-text-indent="false"/>
    </style:style>
    <style:style style:name="P59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60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font-name="Courier 10 Pitch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61" style:family="paragraph" style:parent-style-name="Standard">
      <style:paragraph-properties fo:margin-left="0.4689in" fo:margin-right="0in" fo:text-align="justify" style:justify-single-word="false" fo:text-indent="0.0016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2" style:family="paragraph" style:parent-style-name="Standard">
      <style:paragraph-properties fo:margin-left="0.4689in" fo:margin-right="0in" fo:text-align="justify" style:justify-single-word="false" fo:text-indent="0.0016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3" style:family="paragraph" style:parent-style-name="Standard">
      <style:paragraph-properties fo:margin-left="0.4689in" fo:margin-right="0in" fo:text-align="justify" style:justify-single-word="false" fo:text-indent="0.0016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4" style:family="paragraph" style:parent-style-name="Standard">
      <style:paragraph-properties fo:margin-left="0.4689in" fo:margin-right="0in" fo:text-align="justify" style:justify-single-word="false" fo:text-indent="0.0016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5" style:family="paragraph" style:parent-style-name="Standard">
      <style:paragraph-properties fo:margin-left="0.4689in" fo:margin-right="0in" fo:text-align="justify" style:justify-single-word="false" fo:text-indent="0.0016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6" style:family="paragraph" style:parent-style-name="Standard">
      <style:paragraph-properties fo:margin-left="0.4898in" fo:margin-right="0in" fo:text-align="justify" style:justify-single-word="false" fo:text-indent="0in" style:auto-text-indent="false"/>
      <style:text-properties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67" style:family="paragraph" style:parent-style-name="Texto_20_sin_20_formato">
      <style:paragraph-properties fo:margin-left="0.0783in" fo:margin-right="0in" fo:text-align="justify" style:justify-single-word="false" fo:text-indent="0in" style:auto-text-indent="false"/>
      <style:text-properties style:font-name="Courier 10 Pitch" fo:font-size="9pt" style:font-name-asian="MS Mincho" style:font-size-asian="9pt" style:font-size-complex="9pt"/>
    </style:style>
    <style:style style:name="P68" style:family="paragraph" style:parent-style-name="Texto_20_sin_20_formato">
      <style:paragraph-properties fo:margin-left="0.0783in" fo:margin-right="0in" fo:text-align="justify" style:justify-single-word="false" fo:text-indent="0in" style:auto-text-indent="false"/>
      <style:text-properties style:font-name="Courier 10 Pitch"/>
    </style:style>
    <style:style style:name="P69" style:family="paragraph" style:parent-style-name="Texto_20_sin_20_formato">
      <style:paragraph-properties fo:margin-left="0in" fo:margin-right="0in" fo:text-align="justify" style:justify-single-word="false" fo:text-indent="0in" style:auto-text-indent="false"/>
    </style:style>
    <style:style style:name="P70" style:family="paragraph" style:parent-style-name="Texto_20_sin_20_formato" style:list-style-name="L4">
      <style:paragraph-properties fo:margin-left="0.25in" fo:margin-right="0in" fo:text-align="justify" style:justify-single-word="false" fo:text-indent="0in" style:auto-text-indent="false"/>
      <style:text-properties style:font-name="Courier 10 Pitch" fo:font-size="10pt" style:font-name-asian="MS Mincho" style:font-size-asian="10pt" style:font-size-complex="10pt"/>
    </style:style>
    <style:style style:name="P71" style:family="paragraph" style:parent-style-name="Texto_20_sin_20_formato" style:list-style-name="L4">
      <style:paragraph-properties fo:margin-left="0.25in" fo:margin-right="0in" fo:text-align="justify" style:justify-single-word="false" fo:text-indent="0in" style:auto-text-indent="false"/>
    </style:style>
    <style:style style:name="P72" style:family="paragraph" style:parent-style-name="Texto_20_sin_20_formato">
      <style:paragraph-properties fo:margin-left="0.7709in" fo:margin-right="0in" fo:text-align="justify" style:justify-single-word="false" fo:text-indent="0in" style:auto-text-indent="false"/>
      <style:text-properties style:font-name="Courier 10 Pitch" fo:font-size="10pt" style:font-name-asian="MS Mincho" style:font-size-asian="10pt" style:font-size-complex="10pt"/>
    </style:style>
    <style:style style:name="P73" style:family="paragraph" style:parent-style-name="Texto_20_sin_20_formato">
      <style:paragraph-properties fo:margin-left="0.7709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style="italic" style:font-style-asian="italic" style:font-style-complex="italic"/>
    </style:style>
    <style:style style:name="T5" style:family="text">
      <style:text-properties style:font-name="Courier 10 Pitch" fo:font-style="normal" style:font-style-asian="normal" style:font-style-complex="normal"/>
    </style:style>
    <style:style style:name="T6" style:family="text">
      <style:text-properties style:font-name="Nimbus Roman No9 L"/>
    </style:style>
    <style:style style:name="T7" style:family="text">
      <style:text-properties style:font-name="Nimbus Roman No9 L" fo:font-style="italic" style:font-style-asian="italic" style:font-style-complex="italic"/>
    </style:style>
    <style:style style:name="T8" style:family="text">
      <style:text-properties style:font-name="Nimbus Roman No9 L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10 Pitch"/>
    </style:style>
    <style:style style:name="T14" style:family="text">
      <style:text-properties style:font-name="Courier 10 Pitch" fo:font-weight="normal" style:font-weight-asian="normal" style:font-weight-complex="normal"/>
    </style:style>
    <style:style style:name="T15" style:family="text"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Courier 10 Pitch" fo:font-style="normal" style:font-style-asian="normal" style:font-style-complex="normal"/>
    </style:style>
    <style:style style:name="T17" style:family="text">
      <style:text-properties style:font-name="Courier 10 Pitch" fo:font-size="12pt" style:font-name-asian="MS Mincho" style:font-size-asian="10.5pt" style:font-size-complex="12pt"/>
    </style:style>
    <style:style style:name="T18" style:family="text">
      <style:text-properties style:font-name="Courier 10 Pitch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Nimbus Roman No9 L"/>
    </style:style>
    <style:style style:name="T20" style:family="text">
      <style:text-properties style:font-name="Nimbus Roman No9 L" fo:font-style="italic" style:font-style-asian="italic" style:font-style-complex="italic"/>
    </style:style>
    <style:style style:name="T21" style:family="text">
      <style:text-properties style:font-name="Nimbus Roman No9 L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Nimbus Roman No9 L" fo:font-style="normal" style:font-style-asian="normal" style:font-style-complex="normal"/>
    </style:style>
    <style:style style:name="T23" style:family="text">
      <style:text-properties style:font-name="Nimbus Roman No9 L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Nimbus Roman No9 L" fo:font-size="12pt" style:font-name-asian="MS Mincho" style:font-size-asian="10.5pt" style:font-size-complex="12pt"/>
    </style:style>
    <style:style style:name="T25" style:family="text">
      <style:text-properties style:font-name="Nimbus Roman No9 L" fo:font-size="12pt" fo:font-style="italic" style:font-name-asian="MS Mincho" style:font-size-asian="10.5pt" style:font-style-asian="italic" style:font-size-complex="12pt" style:font-style-complex="italic"/>
    </style:style>
    <style:style style:name="T26" style:family="text">
      <style:text-properties style:font-name="Nimbus Roman No9 L" fo:font-size="12pt" fo:font-style="normal" style:font-name-asian="MS Mincho" style:font-size-asian="10.5pt" style:font-style-asian="normal" style:font-size-complex="12pt" style:font-style-complex="normal"/>
    </style:style>
    <style:style style:name="T27" style:family="text">
      <style:text-properties fo:font-size="9pt" style:font-name-asian="MS Mincho" style:font-size-asian="9pt" style:font-size-complex="9pt"/>
    </style:style>
    <style:style style:name="T28" style:family="text">
      <style:text-properties style:font-name-asian="MS Mincho"/>
    </style:style>
    <style:style style:name="T29" style:family="text">
      <style:text-properties fo:font-size="12pt"/>
    </style:style>
    <style:style style:name="T30" style:family="text">
      <style:text-properties fo:font-size="12pt" style:font-size-asian="10.5pt" style:font-size-complex="12pt"/>
    </style:style>
    <style:style style:name="T31" style:family="text">
      <style:text-properties style:font-size-asian="10.5pt"/>
    </style:style>
    <style:style style:name="T32" style:family="text">
      <style:text-properties style:font-size-complex="12pt"/>
    </style:style>
    <style:style style:name="T33" style:family="text">
      <style:text-properties fo:color="#a020f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0000" style:font-name="Nimbus Roman No9 L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Nimbus Roman No9 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Nimbus Roman No9 L" fo:font-size="12pt" fo:font-style="normal" style:font-size-asian="10.5pt" style:font-style-asian="normal" style:font-size-complex="12pt" style:font-style-complex="normal"/>
    </style:style>
    <style:style style:name="T39" style:family="text">
      <style:text-properties fo:color="#000000" style:font-name="Nimbus Roman No9 L" fo:font-size="12pt" fo:font-style="italic" fo:font-weight="bold" style:font-size-asian="12pt" style:font-style-asian="normal" style:font-weight-asian="normal" style:font-size-complex="12pt" style:font-style-complex="normal" style:font-weight-complex="bold"/>
    </style:style>
    <style:style style:name="T40" style:family="text">
      <style:text-properties fo:color="#000000" style:font-name="Nimbus Roman No9 L" fo:font-size="12pt" fo:font-style="italic" fo:font-weight="bold" style:font-size-asian="12pt" style:font-style-asian="italic" style:font-weight-asian="bold" style:font-size-complex="12pt" style:font-style-complex="normal" style:font-weight-complex="normal"/>
    </style:style>
    <style:style style:name="T41" style:family="text">
      <style:text-properties fo:color="#000000" style:font-name="Nimbus Roman No9 L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fo:color="#000000" style:font-name="Nimbus Roman No9 L" fo:font-size="12pt" style:font-size-asian="10.5pt" style:font-size-complex="12pt"/>
    </style:style>
    <style:style style:name="T43" style:family="text">
      <style:text-properties fo:color="#000000" style:font-name="Nimbus Roman No9 L"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color="#000000"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ourier 10 Pitch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)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)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)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)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)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)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)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)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)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)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Nombre</text:span><text:span text:style-name="T11">:</text:span> gontro.pl</text:p>
      <text:p text:style-name="P15"/>
      <text:p text:style-name="P15"><text:span text:style-name="T2">Tipo</text:span><text:span text:style-name="T11">:</text:span> Solicitado</text:p>
      <text:p text:style-name="P15"/>
      <text:p text:style-name="P4">Parámetros:</text:p>
      <text:list text:style-name="L1">
        <text:list-item>
          <text:p text:style-name="P17">&lt;área a procesar&gt; (6 dígitos – Opcional)</text:p>
        </text:list-item>
        <text:list-item>
          <text:p text:style-name="P17">&lt;periodo a procesar&gt; (6 dígitos - Opcional)</text:p>
        </text:list-item>
        <text:list-item>
          <text:p text:style-name="P17">&lt;tipo de corrida&gt; (<text:span text:style-name="T1">definitiva</text:span> <text:span text:style-name="T3">-d</text:span> o <text:span text:style-name="T1">test </text:span><text:span text:style-name="T4">-t</text:span><text:span text:style-name="T7">)</text:span></text:p>
        </text:list-item>
      </text:list>
      <text:p text:style-name="P1"/>
      <text:p text:style-name="P2">Consideraciones e hipótesis</text:p>
      <text:list text:style-name="L4">
        <text:list-item>
          <text:p text:style-name="P46">La corrida <text:span text:style-name="T1">default </text:span><text:span text:style-name="T9">es del tipo </text:span><text:span text:style-name="T1">test (</text:span><text:span text:style-name="T4">-t)</text:span><text:span text:style-name="T9">, si la invocación no presenta parámetro alguno. Si se especifica el tipo </text:span><text:span text:style-name="T1">definitiva (</text:span><text:span text:style-name="T4">-d)</text:span><text:span text:style-name="T9">, el parámetro &lt;periodo a procesar&gt; es mandatorio.</text:span></text:p>
          <text:p text:style-name="P41"/>
        </text:list-item>
        <text:list-item>
          <text:p text:style-name="P46"><text:span text:style-name="T9">Ante el ingreso de un mismo parámetro repetido más de una vez o distintos parámetros de índole excluyente siendo especificados simultáneamente, se considera valida solo la primera ocurrencia (ver </text:span><text:span text:style-name="T1">Ejemplos de invocación</text:span><text:span text:style-name="T9">).</text:span></text:p>
          <text:p text:style-name="P41"/>
        </text:list-item>
        <text:list-item>
          <text:p text:style-name="P46"><text:span text:style-name="T9">Todo tipo de conflicto/error con la manipulación interna de archivos (apertura, cierre, modificación) es considerado un </text:span><text:span text:style-name="T1">error fatal</text:span><text:span text:style-name="T9">. </text:span><text:span text:style-name="T5">GONTRO </text:span><text:span text:style-name="T8">informará un mensaje descriptivo del mismo por salida </text:span><text:span text:style-name="T7">standard</text:span><text:span text:style-name="T8"> y archivo de log, finalizando -de manera inmediata- su ejecución.</text:span></text:p>
          <text:p text:style-name="P43"/>
        </text:list-item>
        <text:list-item>
          <text:p text:style-name="P46"><text:span text:style-name="T5">GONTRO </text:span><text:span text:style-name="T8">asume la existencia y validez de la jerarquía de directorios especificada por el usuario al momento de la instalación.</text:span></text:p>
          <text:p text:style-name="P43"/>
        </text:list-item>
        <text:list-item>
          <text:p text:style-name="P46"><text:span text:style-name="T5">GONTRO </text:span><text:span text:style-name="T8">-aunque no corrobora la validez- solo identifica registros de archivos válidos; es decir, solo aquellos que cumplen con la disposición, orden y formato de campos enunciada en este documento.</text:span></text:p>
          <text:p text:style-name="P46"><text:span text:style-name="T8"/></text:p>
        </text:list-item>
        <text:list-item>
          <text:p text:style-name="P46"><text:span text:style-name="T8">La tabla de motivos, </text:span><text:span text:style-name="T5">motivos.tab</text:span><text:span text:style-name="T8">, no podrá contener un registro cuyo código de motivo sea el numero 0 (cero). </text:span><text:span text:style-name="T5">GONTRO</text:span><text:span text:style-name="T8"> emplea este código en particular para indicar internamente motivos desconocidos o erróneos.</text:span></text:p>
          <text:p text:style-name="P46"><text:span text:style-name="T8"/></text:p>
        </text:list-item>
        <text:list-item>
          <text:p text:style-name="P46"><text:span text:style-name="T8">Al momento de la ejecución, el paquete de subrutinas </text:span><text:span text:style-name="T5">gontrosub.pm</text:span><text:span text:style-name="T8"> debe encontrarse en, al menos, uno de los directorios donde </text:span><text:span text:style-name="T5">GONTRO</text:span><text:span text:style-name="T8"> o el interprete de </text:span><text:span text:style-name="T5">perl </text:span><text:span text:style-name="T8">espera hallar archivos de subrutinas (ver </text:span><text:span text:style-name="T7">Archivos Auxiliares</text:span><text:span text:style-name="T8">).</text:span></text:p>
          <text:p text:style-name="P46"><text:span text:style-name="T8"/></text:p>
        </text:list-item>
        <text:list-item>
          <text:p text:style-name="P46"><text:span text:style-name="T8">Si la corrida de </text:span><text:span text:style-name="T5">GONTRO</text:span><text:span text:style-name="T8"> es manual, todos los archivos de </text:span><text:span text:style-name="T7">scripts</text:span><text:span text:style-name="T8"> adicionales invocados <text:s/>(</text:span><text:span text:style-name="T7">glog.sh</text:span><text:span text:style-name="T8"> y </text:span><text:span text:style-name="T7">mover.sh</text:span><text:span text:style-name="T8">) deben estar en el mismo directorio que </text:span><text:span text:style-name="T7">gontro.pl</text:span><text:span text:style-name="T8">. En el caso de que </text:span><text:span text:style-name="T5">GONTRO</text:span><text:span text:style-name="T8"> sea llamado por </text:span><text:span text:style-name="T5">GALIDA</text:span><text:span text:style-name="T8">, se los invoca normalmente (sus ubicaciones estarán </text:span><text:span text:style-name="T7">setteadas</text:span><text:span text:style-name="T8"> en la variable de entorno </text:span><text:span text:style-name="T5">$PATH</text:span><text:span text:style-name="T8">).</text:span></text:p>
          <text:p text:style-name="P46"><text:span text:style-name="T8"/></text:p>
        </text:list-item>
        <text:list-item>
          <text:p text:style-name="P46"><text:span text:style-name="T8">A diferencia del resto de los comandos solicitados en el enunciado, no es condición necesaria para la ejecución de </text:span><text:span text:style-name="T5">GONTRO</text:span><text:span text:style-name="T8"> la inicialización del entorno por parte de </text:span><text:span text:style-name="T5">GINICI</text:span><text:span text:style-name="T8">. Pudiendo ser ejecutado manualmente, </text:span><text:span text:style-name="T5">GONTRO</text:span><text:span text:style-name="T8"> no hereda de su proceso padre las variables </text:span><text:soft-page-break/><text:span text:style-name="T8">de entorno necesarias y debe redefinirlas en caso de que no lo estén (ver </text:span><text:span text:style-name="T7">Problemas relevantes</text:span><text:span text:style-name="T8">).</text:span></text:p>
          <text:p text:style-name="P46"><text:span text:style-name="T8"/></text:p>
        </text:list-item>
        <text:list-item>
          <text:p text:style-name="P46"><text:span text:style-name="T8">El informe es presentado en pantalla (salida </text:span><text:span text:style-name="T7">standard</text:span><text:span text:style-name="T8">) y almacenado en el archivo correspondiente (</text:span><text:span text:style-name="T5">informe.procxx</text:span><text:span text:style-name="T8">), tal y como se solicita desde el enunciado sin modificaciones, ni datos adicionales - es decir, posee la forma:</text:span></text:p>
        </text:list-item>
      </text:list>
      <text:p text:style-name="P45"><text:span text:style-name="T8"/></text:p>
      <text:p text:style-name="P72"><text:bookmark-start text:name="DDE_LINK"/>Informe de control del área &lt;área&gt; para el período &lt;período&gt;</text:p>
      <text:p text:style-name="P72">Presupuesto Mensual del área: &lt;valor1&gt;</text:p>
      <text:p text:style-name="P73"><text:span text:style-name="T28">Acumulado Inicial: &lt;</text:span> TotalxArea<text:span text:style-name="T28"> inicial&gt;</text:span></text:p>
      <text:p text:style-name="P73"><text:span text:style-name="T28">Acumulado Final: <text:s/>&lt;</text:span> TotalxArea<text:span text:style-name="T28"> final&gt;</text:span></text:p>
      <text:p text:style-name="P72"/>
      <text:p text:style-name="P72">Cantidad de Registros y Total de Gastos normales procesados: &lt;cantidad de registros&gt; &lt;monto de gastos normales&gt;</text:p>
      <text:p text:style-name="P72">Cantidad de Registros y Total<text:bookmark-end text:name="DDE_LINK"/> de Gastos extraordinarios: &lt;cantidad de registros&gt; &lt;monto de gastos extraordinarios&gt;</text:p>
      <text:list text:style-name="L4">
        <text:list-header>
          <text:p text:style-name="P70"/>
        </text:list-header>
        <text:list-item>
          <text:p text:style-name="P71"><text:span text:style-name="T24">Debido a la complejidad del comando, en comparación con los restantes, se han empleado numerosas funciones auxiliares. Todas ellas se encuentran empaquetadas en un archivo de subrutinas denominado </text:span><text:span text:style-name="T17">gontrosub.pm</text:span><text:span text:style-name="T24">. Para una descripción del archivo ver </text:span><text:span text:style-name="T25">Archivos auxiliares</text:span><text:span text:style-name="T24">; para una breve síntesis de las funciones mas relevantes contenidas en el, ver </text:span><text:span text:style-name="T25">Funciones auxiliares</text:span><text:span text:style-name="T26">.</text:span></text:p>
        </text:list-item>
      </text:list>
      <text:p text:style-name="P69"><text:span text:style-name="T26"/></text:p>
      <text:p text:style-name="P3">Ejemplos de Invocaciones validas</text:p>
      <text:p text:style-name="P15"/>
      <text:list text:style-name="L2">
        <text:list-item>
          <text:p text:style-name="P6">$gontro.pl <text:s/></text:p>
          <text:list>
            <text:list-header>
              <text:p text:style-name="P30">Realiza el control todas las áreas y periodos determinados por los nombres validos de archivos presentes en <text:span text:style-name="T3">$GASTODIR/aproc</text:span>. Corrida tipo <text:span text:style-name="T1">test</text:span> . Genera un archivo final de informe <text:span text:style-name="T3">$GRUPO/informe.proc&lt;numero-corrida&gt;</text:span><text:span text:style-name="T6">.</text:span></text:p>
            </text:list-header>
          </text:list>
        </text:list-item>
        <text:list-item>
          <text:p text:style-name="P6">$gontro.pl -t</text:p>
        </text:list-item>
      </text:list>
      <text:p text:style-name="P35"><text:tab/><text:tab/>Ídem anterior.</text:p>
      <text:list text:style-name="L2">
        <text:list-item text:start-value="1">
          <text:p text:style-name="P6">$gontro.pl 112233 200810</text:p>
          <text:list>
            <text:list-item>
              <text:list>
                <text:list-header>
                  <text:p text:style-name="P34">Procesa todos los archivos pertenecientes al área 112233, del periodo 200811. Corrida tipo <text:span text:style-name="T1">test</text:span></text:p>
                </text:list-header>
              </text:list>
            </text:list-item>
          </text:list>
        </text:list-item>
      </text:list>
      <text:list text:style-name="L2">
        <text:list-item text:start-value="1">
          <text:p text:style-name="P6">$gontro.pl -t 112233 200810</text:p>
          <text:list>
            <text:list-item>
              <text:list>
                <text:list-header>
                  <text:p text:style-name="P33">Ídem anterior.</text:p>
                </text:list-header>
              </text:list>
            </text:list-item>
          </text:list>
        </text:list-item>
        <text:list-item>
          <text:p text:style-name="P6">$gontro.pl -t -d -d </text:p>
          <text:list>
            <text:list-item>
              <text:list>
                <text:list-header>
                  <text:p text:style-name="P32">Corrida tipo <text:span text:style-name="T1">test </text:span>sin parámetros (los<text:span text:style-name="T3"> -d</text:span> subsiguientes se ignoran).</text:p>
                </text:list-header>
              </text:list>
            </text:list-item>
          </text:list>
        </text:list-item>
        <text:list-item>
          <text:p text:style-name="P6">$gontro.pl -d 200811</text:p>
          <text:list>
            <text:list-item>
              <text:list>
                <text:list-header>
                  <text:p text:style-name="P31"><text:span text:style-name="T6">Corrida tipo definitiva. Realiza el control de todos los archivos pertenecientes al periodo 200811. Confecciona una archivo de informe </text:span><text:span text:style-name="T3">$GRUPO/informe.proc&lt;numero-corrida&gt;</text:span><text:span text:style-name="T6">; actualiza las tablas de acumulación </text:span><text:span text:style-name="T3">$CONFDIR/area.acum</text:span><text:span text:style-name="T6"> y </text:span><text:span text:style-name="T3">$CONFDIR/cxa.acum</text:span><text:span text:style-name="T6">; genera archivos resúmenes de gastos extraordinarios (</text:span><text:span text:style-name="T3">$GASTODIR/proc/&lt;área&gt;.ge</text:span><text:span text:style-name="T6">) y gastos normales (</text:span><text:span text:style-name="T3">$GASTODIR/proc/&lt;área&gt;.gn</text:span><text:span text:style-name="T6">); mueve los archivos ya procesados de </text:span><text:span text:style-name="T3">$GASTODIR/aproc</text:span><text:span text:style-name="T6"> a </text:span><text:span text:style-name="T3">$GASTODIR/proc</text:span><text:span text:style-name="T6">.</text:span></text:p>
                </text:list-header>
              </text:list>
            </text:list-item>
          </text:list>
        </text:list-item>
      </text:list>
      <text:p text:style-name="Standard"><text:soft-page-break/><text:tab/></text:p>
      <text:p text:style-name="P3">Archivos de Output</text:p>
      <text:list text:style-name="L3">
        <text:list-header>
          <text:p text:style-name="P16">Tipo de corrida <text:span text:style-name="T1">test</text:span> (<text:span text:style-name="T3">-t</text:span>)</text:p>
          <text:list>
            <text:list-header>
              <text:p text:style-name="P27">Archivo de informe general <text:span text:style-name="T6"><text:s/></text:span><text:span text:style-name="T3">$GRUPO/informe.proc&lt;numero-corrida&gt;.</text:span></text:p>
            </text:list-header>
          </text:list>
        </text:list-header>
      </text:list>
      <text:p text:style-name="P5"><text:tab/></text:p>
      <text:p text:style-name="P15"><text:span text:style-name="T3"><text:tab/></text:span><text:span text:style-name="T6">Tipo de corrida </text:span><text:span text:style-name="T7">definitiva</text:span><text:span text:style-name="T6"> (-d)</text:span></text:p>
      <text:p text:style-name="P29"><text:span text:style-name="T6">Archivo de informe general </text:span><text:span text:style-name="T3">$GRUPO/informe.proc&lt;numero-corrida&gt;; </text:span><text:span text:style-name="T6">archivos de informe de gastos normales y extraordinarios</text:span><text:span text:style-name="T3"> $GASTODIR/proc/&lt;área&gt;.ge </text:span><text:span text:style-name="T6">y</text:span><text:span text:style-name="T3"> $GASTODIR/proc/&lt;área&gt;.gn; </text:span><text:span text:style-name="T6">tablas de acumulación de conceptos por área y gastos totales del área</text:span><text:span text:style-name="T3"> $CONFDIR/area.acum y $CONFDIR/cxa.acum</text:span></text:p>
      <text:p text:style-name="P15"><text:span text:style-name="T3"/></text:p>
      <text:p text:style-name="P2">Archivos auxiliares</text:p>
      <text:p text:style-name="P2"><text:tab/><text:span text:style-name="T15">gontrosub.pm</text:span></text:p>
      <text:p text:style-name="P20"><text:span text:style-name="T10"><text:tab/>Archivo de código </text:span><text:span text:style-name="T15">perl</text:span><text:span text:style-name="T10"> contenedor de las subrutinas empleadas por </text:span><text:span text:style-name="T15">gontro.pl</text:span><text:span text:style-name="T10">. Debe hallarse en</text:span><text:span text:style-name="T15"> $PWD</text:span><text:span text:style-name="T10"> o </text:span><text:span text:style-name="T15">$BINDIR</text:span><text:span text:style-name="T10"> (dependiendo de si el entorno ha sido o no inicializado), o bien, en cualquiera de los directorios </text:span><text:span text:style-name="T12">default </text:span><text:span text:style-name="T10">en que </text:span><text:span text:style-name="T15">perl</text:span><text:span text:style-name="T10"> espera hallar paquetes de subrutinas (usualmente, </text:span><text:span text:style-name="T15">/etc/perl</text:span><text:span text:style-name="T10"> es uno de ellos), al momento de la ejecución</text:span></text:p>
      <text:p text:style-name="P20"><text:span text:style-name="T10"><text:tab/>Posee la estructura propia de un archivo de texto plano contenedor de código </text:span><text:span text:style-name="T15">perl</text:span><text:span text:style-name="T10">.</text:span></text:p>
      <text:p text:style-name="P2"><text:span text:style-name="T10"><text:tab/></text:span></text:p>
      <text:p text:style-name="P2"><text:span text:style-name="T10"><text:tab/></text:span><text:span text:style-name="T15">$GRUPO/etc/gprocnum.dd</text:span></text:p>
      <text:p text:style-name="P21"><text:span text:style-name="T10"><text:tab/>Archivo auxiliar utilizado para registrar el numero de corrida actual de GONTRO, donde “</text:span><text:span text:style-name="T14">dd</text:span><text:span text:style-name="T10">” es un numero entero asociado a dicha corrida. La primera vez que se invoca GONTRO, si el archivo no existe, se crea bajo el nombre </text:span><text:span text:style-name="T15">gprocnum.0</text:span><text:span text:style-name="T10">. Subsecuentes llamadas al comando, incrementaran secuencialmente la extensión, renombrándolo correspondientemente: <text:s text:c="2"/></text:span><text:span text:style-name="T15">gprocnum.1</text:span><text:span text:style-name="T10">, </text:span><text:span text:style-name="T15">gprocnum.2</text:span><text:span text:style-name="T10">, ..,</text:span><text:span text:style-name="T15"> gprocnum.10</text:span><text:span text:style-name="T10">, etc. </text:span></text:p>
      <text:p text:style-name="P21"><text:span text:style-name="T10"><text:tab/>Solo puede existir en </text:span><text:span text:style-name="T15">$GRUPO/etc</text:span><text:span text:style-name="T10"> un único archivo cuyo nombre comience con “</text:span><text:span text:style-name="T15">gprocnum.</text:span><text:span text:style-name="T10">”; de lo contrario GONTRO detectara la ambigüedad , informara al respecto y terminara.</text:span></text:p>
      <text:p text:style-name="P21"><text:span text:style-name="T10"><text:tab/>El archivo es vacío, carente de contenido y estructura propia.</text:span></text:p>
      <text:p text:style-name="P21"><text:span text:style-name="T10"/></text:p>
      <text:p text:style-name="P21"><text:span text:style-name="T10"/></text:p>
      <text:p text:style-name="P15"><text:tab/><text:span text:style-name="T15">$GRUPO/etc/gontro.conf</text:span></text:p>
      <text:p text:style-name="P29"><text:span text:style-name="T15"><text:tab/></text:span><text:span text:style-name="T23">Archivo adicional de configuración de variables de entorno empleado en corridas manuales de GONTRO. Ver </text:span><text:span text:style-name="T21">Problemas relevantes</text:span><text:span text:style-name="T23"> para detalles.</text:span></text:p>
      <text:p text:style-name="P28"><text:span text:style-name="T23"/></text:p>
      <text:p text:style-name="P13">Funciones auxiliares</text:p>
      <text:p text:style-name="P36"><text:tab/><text:span text:style-name="T10">Se detallan a continuación las funciones de mayor relevancia contenidas en el paquete de subrutinas </text:span><text:span text:style-name="T15">gontrosub.pm</text:span><text:span text:style-name="T10">.</text:span></text:p>
      <text:p text:style-name="P36"><text:span text:style-name="T10"/></text:p>
      <text:p text:style-name="P37"><text:span text:style-name="T33">sub </text:span><text:span text:style-name="T34">iniciarEntorno()</text:span></text:p>
      <text:p text:style-name="P22"><text:span text:style-name="T34"><text:tab/></text:span><text:span text:style-name="T36">Es invocada si el entorno no se encuentra ya inicializado (evento que ocurre, unicamente, si </text:span><text:span text:style-name="T44">GONTRO</text:span><text:span text:style-name="T36"> es ejecutado por </text:span><text:span text:style-name="T44">GALIDA</text:span><text:span text:style-name="T36">) . Parsea de un archivo de configuración ($GRUPO/etc/gontro.conf) valores por defecto establecidos para las variables de entorno y </text:span><text:soft-page-break/><text:span text:style-name="T36">los settea para uso propio.</text:span></text:p>
      <text:p text:style-name="P22"><text:span text:style-name="T36"/></text:p>
      <text:p text:style-name="P24"><text:span text:style-name="T40"><text:tab/></text:span><text:span text:style-name="T33">sub </text:span><text:span text:style-name="T34">getConceptosAcumulados()</text:span></text:p>
      <text:p text:style-name="P38"><text:span text:style-name="T34"><text:tab/></text:span><text:span text:style-name="T37">Obtiene y almacena en sendas estructuras </text:span><text:span text:style-name="T41">hash</text:span><text:span text:style-name="T37"> los montos y repeticiones acumuladas por concepto que corresponden al periodo y área siendo procesados, determinados en el archivo </text:span><text:span text:style-name="T45">cxa.acum</text:span><text:span text:style-name="T37">. Retorna las estructuras mencionadas, a menos que</text:span></text:p>
      <text:p text:style-name="P38"><text:span text:style-name="T45">cxa.acum</text:span><text:span text:style-name="T37"> no exista (porque aun no se ha acumulado nada, no habiendo ocurrido invocaciones previas a </text:span><text:span text:style-name="T45">GONTRO</text:span><text:span text:style-name="T37"> con el flag </text:span><text:span text:style-name="T45">-d</text:span><text:span text:style-name="T37">), en cuyo caso devuelve una lista vacia.</text:span></text:p>
      <text:p text:style-name="P38"><text:span text:style-name="T37"/></text:p>
      <text:p text:style-name="P24"><text:span text:style-name="T37"><text:tab/></text:span><text:span text:style-name="T33">sub </text:span><text:span text:style-name="T34">getGastoAcumulado()</text:span></text:p>
      <text:p text:style-name="P40"><text:span text:style-name="T37"><text:tab/>De comportamiento similar a </text:span><text:span text:style-name="T34">getConceptosAcumulados()</text:span><text:span text:style-name="T37">. Obtiene y retorna el gasto acumulado indicado en el archivo </text:span><text:span text:style-name="T45">area.acum</text:span><text:span text:style-name="T37"> para el área siendo procesada, pasada por parámetro. Si area.acum no existe, retorna cero.</text:span></text:p>
      <text:p text:style-name="P40"><text:span text:style-name="T37"/></text:p>
      <text:p text:style-name="P24"><text:span text:style-name="T37"><text:tab/></text:span><text:span text:style-name="T33">sub </text:span><text:span text:style-name="T34">procesarArchivoGastos()</text:span></text:p>
      <text:p text:style-name="P40"><text:span text:style-name="T34"><text:tab/></text:span><text:span text:style-name="T37">Subrutina de mayor importancia en el paquete. Procesa todos los registros de un archivo de gastos, acumulando en las estructuras </text:span><text:span text:style-name="T41">hash</text:span><text:span text:style-name="T37"> creadas por </text:span><text:span text:style-name="T34">getConceptosAcumulados() </text:span><text:span text:style-name="T37">-que recibe por parámetro- los nuevos importes y números de repeticiones, determinando si, al adicionar, existe algún motivo valido por el cual considerar al gasto como </text:span><text:span text:style-name="T41">extraordinario</text:span><text:span text:style-name="T37"> (en caso de no existir, sera indicado como </text:span><text:span text:style-name="T41">normal</text:span><text:span text:style-name="T37">). Retorna las estructuras </text:span><text:span text:style-name="T41">hash</text:span><text:span text:style-name="T37"> actualizadas y los datos necesarios para confeccionar el informe definitivo de gastos normales (</text:span><text:span text:style-name="T45">.gn</text:span><text:span text:style-name="T37">) y extraordinarios (</text:span><text:span text:style-name="T45">.ge</text:span><text:span text:style-name="T37">).</text:span></text:p>
      <text:p text:style-name="P40"><text:span text:style-name="T37"/></text:p>
      <text:p text:style-name="P24"><text:span text:style-name="T37"/></text:p>
      <text:p text:style-name="P24"><text:span text:style-name="T33"><text:tab/>sub </text:span><text:span text:style-name="T34">generarArchivoGN() </text:span><text:span text:style-name="T37">y </text:span><text:span text:style-name="T33">sub </text:span><text:span text:style-name="T34">generarArchivoGE()</text:span></text:p>
      <text:p text:style-name="P38"><text:span text:style-name="T34"><text:tab/></text:span><text:span text:style-name="T37">Confeccionan <text:s/>y crean los archivos necesarios (o anade registros al final de los mismos, si ya existen) para el informe de los gastos normales y extraordinarios, respectivamente. </text:span><text:span text:style-name="T34">GenerarArchivoGE()</text:span><text:span text:style-name="T37">, a su vez, emplea el archivo de motivos, </text:span><text:span text:style-name="T45">motivos.tab</text:span><text:span text:style-name="T37">, para extraer la descripción de las causas que definen al gasto como extraordinario. Solo son invocadas si la corrida de </text:span><text:span text:style-name="T45">GONTRO</text:span><text:span text:style-name="T37"> es del tipo </text:span><text:span text:style-name="T41">definitiva</text:span><text:span text:style-name="T37">.</text:span></text:p>
      <text:p text:style-name="P38"><text:span text:style-name="T37"/></text:p>
      <text:p text:style-name="P24"><text:span text:style-name="T33"><text:tab/>sub </text:span><text:span text:style-name="T34">generarInforme()</text:span></text:p>
      <text:p text:style-name="P38"><text:span text:style-name="T34"><text:tab/></text:span><text:span text:style-name="T37">Confecciona y crea el archivo necesario para el informe final de la corrida, </text:span><text:span text:style-name="T45">informe.xx</text:span><text:span text:style-name="T37">. Imprime por salida </text:span><text:span text:style-name="T41">standard</text:span><text:span text:style-name="T37"> su contenido.</text:span></text:p>
      <text:p text:style-name="P23"><text:span text:style-name="T37"/></text:p>
      <text:p text:style-name="P25"><text:span text:style-name="T42">Problemas relevantes</text:span></text:p>
      <text:p text:style-name="P59"><text:span text:style-name="T37"><text:tab/>De todos los inconvenientes surgidos al momento del desarrollo del comando </text:span><text:span text:style-name="T45">GONTRO</text:span><text:span text:style-name="T37">, ninguno merece ser más <text:s/>detallado que aquel que supuso la posibilidad de ejecutarlo manualmente, de forma paralela a la ejecución automática por parte de </text:span><text:span text:style-name="T45">GALIDA</text:span><text:span text:style-name="T37"> (amen de las incomodidades particulares aparejadas al hecho de que ninguno de los integrantes del grupo estaba familiarizado con el lenguaje </text:span><text:span text:style-name="T45">PERL</text:span><text:span text:style-name="T37">).</text:span></text:p>
      <text:p text:style-name="P59"><text:span text:style-name="T37"/></text:p>
      <text:p text:style-name="P59"><text:span text:style-name="T37"><text:tab/>Si </text:span><text:span text:style-name="T45">GONTRO </text:span><text:span text:style-name="T37">es llamado, desde la linea de ejecución corriente del sistema de gastos, por </text:span><text:span text:style-name="T45">GALIDA</text:span><text:span text:style-name="T37">, entonces obtiene -por tratarse su proceso hijo- las variables de entorno definidas al </text:span><text:soft-page-break/><text:span text:style-name="T37">momento de la corrida de este ultimo (quien, a su vez, las hereda de </text:span><text:span text:style-name="T45">GEMONI</text:span><text:span text:style-name="T37"> y este de </text:span><text:span text:style-name="T45">GINICI</text:span><text:span text:style-name="T37">). En cambio, si es invocado desde consola -aun habiendo sido instalado e inicializado el entorno por </text:span><text:span text:style-name="T45">GINSTA</text:span><text:span text:style-name="T37"> y </text:span><text:span text:style-name="T45">GINICI</text:span><text:span text:style-name="T37">-, </text:span><text:span text:style-name="T45">GONTRO</text:span><text:span text:style-name="T37"> solo dispone de las variables que hayan sido definidas dentro de esa particular sesión de la terminal de comandos. Por tal motivo, las ubicaciones de directorios y valores específicos de las variables requeridas no pueden ser empleadas al momento de, por ejemplo, llevar a cabo una corrida </text:span><text:span text:style-name="T43">definitiva</text:span><text:span text:style-name="T37"> (flag </text:span><text:span text:style-name="T45">-d</text:span><text:span text:style-name="T37">), impidiendo el normal desarrollo no solo de </text:span><text:span text:style-name="T45">GONTRO</text:span><text:span text:style-name="T37">, si no de los comandos adicionales invocados por el </text:span><text:span text:style-name="T43">script</text:span><text:span text:style-name="T37"> como </text:span><text:span text:style-name="T45">MOVER</text:span><text:span text:style-name="T37"> o </text:span><text:span text:style-name="T45">GLOG</text:span><text:span text:style-name="T37">.</text:span></text:p>
      <text:p text:style-name="P59"><text:span text:style-name="T37"/></text:p>
      <text:p text:style-name="P59"><text:span text:style-name="T37"><text:tab/>La solución provista consiste en realizar una suerte de simulación de inicialización del entorno, en caso de que </text:span><text:span text:style-name="T45">GONTRO</text:span><text:span text:style-name="T37"> que se haya invocado manualmente (cualesquiera sean sus parámetros y opciones de invocación). </text:span><text:span text:style-name="T45">GINSTA</text:span><text:span text:style-name="T37"> crea un directorio </text:span><text:span text:style-name="T45">/etc</text:span><text:span text:style-name="T37"> en </text:span><text:span text:style-name="T45">$GRUPO</text:span><text:span text:style-name="T37">, en donde almacena un archivo de configuración </text:span><text:span text:style-name="T45">gontro.conf </text:span><text:span text:style-name="T37">conteniendo valores predefinidos para todas las variables de entorno requeridas. La estructura de sus registros es la siguiente,</text:span></text:p>
      <text:p text:style-name="P59"><text:span text:style-name="T37"/></text:p>
      <text:p text:style-name="P60"><text:span text:style-name="T34">&lt;VARIABLE-ENTORNO&gt; = &lt;VALOR&gt;</text:span></text:p>
      <text:p text:style-name="P59"><text:span text:style-name="T37"/></text:p>
      <text:p text:style-name="P59"><text:span text:style-name="T37">y su contenido,</text:span></text:p>
      <text:p text:style-name="P59"><text:span text:style-name="T37"/></text:p>
      <text:p text:style-name="P59"><text:span text:style-name="T34">BINDIR = $GRUPO/bin</text:span></text:p>
      <text:p text:style-name="P61">ARRIDIR = <text:span text:style-name="T34">$GRUPO/</text:span>arribo</text:p>
      <text:p text:style-name="P61">GASTODIR = <text:span text:style-name="T34">$GRUPO/</text:span>gastos</text:p>
      <text:p text:style-name="P61">LOGDIR = $GRUPO/log</text:p>
      <text:p text:style-name="P61">LOGEXT = .log</text:p>
      <text:p text:style-name="P61">MAXLOGSIZE = 10</text:p>
      <text:p text:style-name="P26"><text:span text:style-name="T37"><text:tab/></text:span></text:p>
      <text:p text:style-name="P66"><text:span text:style-name="T37"><text:tab/>GONTRO </text:span><text:span text:style-name="T43">parsea</text:span><text:span text:style-name="T37"> el contenido de</text:span><text:span text:style-name="T45"> gontro.conf</text:span><text:span text:style-name="T37">, exportando las variables de entorno y sus valores, y luego prosigue normalmente. Se observa que la variable </text:span><text:span text:style-name="T45">$GRUPO</text:span><text:span text:style-name="T37"> debe estar definida al momento de la creación del archivo de configuración (pre-condición establecida en </text:span><text:span text:style-name="T45">GINSTA</text:span><text:span text:style-name="T37">) y que este archivo </text:span><text:span text:style-name="T38">sólo</text:span><text:span text:style-name="T37"> es utilizado si </text:span><text:span text:style-name="T45">$GINICIEXEC</text:span><text:span text:style-name="T37"> no se halla setteada, indicando que el entorno fue inicializado (y, por ende, </text:span><text:span text:style-name="T45">GALIDA</text:span><text:span text:style-name="T37"> es quien ha llamado a </text:span><text:span text:style-name="T45">GONTRO</text:span><text:span text:style-name="T37">).</text:span></text:p>
      <text:p text:style-name="P39"><text:span text:style-name="T10"/></text:p>
      <text:p text:style-name="P13"><text:span text:style-name="T10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10 Pitch" svg:font-family="'Courier 10 Pitch'" style:font-pitch="fixed"/>
    <style:font-face style:name="Monospace" svg:font-family="Monospace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o_20_sin_20_formato" style:display-name="Texto sin formato" style:family="paragraph" style:parent-style-name="Standard">
      <style:text-properties style:font-name="Courier New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>
      <text:list-level-style-number text:level="1" style:num-suffix="." style:num-format="1">
        <style:list-level-properties text:min-label-width="0.0783in"/>
      </text:list-level-style-number>
      <text:list-level-style-number text:level="2" style:num-suffix="." style:num-format="1" text:display-levels="2">
        <style:list-level-properties text:space-before="0.0787in" text:min-label-width="-0.039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22T02:08:09</meta:creation-date>
    <dc:creator>Nicolas Fantone</dc:creator>
    <dc:date>2008-05-29T22:43:11</dc:date>
    <meta:editing-cycles>21</meta:editing-cycles>
    <meta:editing-duration>PT5H17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84" meta:word-count="1575" meta:character-count="10542"/>
  </office:meta>
</office:document-meta>
</file>